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413cm" svg:y="0.12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svg:x="13.716cm" svg:y="0.1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1" draw:layer="layout" svg:x1="1.524cm" svg:y1="0.762cm" svg:x2="17.907cm" svg:y2="0.762cm">
          <text:p/>
        </draw:line>
        <draw:custom-shape draw:style-name="gr4" draw:text-style-name="P1" draw:layer="layout" svg:width="1.27cm" svg:height="1.27cm" svg:x="2.415cm" svg:y="8.48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svg:x="13.718cm" svg:y="8.4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1" draw:layer="layout" svg:x1="1.524cm" svg:y1="8.49cm" svg:x2="17.907cm" svg:y2="8.49cm">
          <text:p/>
        </draw:line>
        <draw:custom-shape draw:style-name="gr1" draw:text-style-name="P1" draw:layer="layout" svg:width="1.27cm" svg:height="1.27cm" svg:x="2.415cm" svg:y="7.85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rotate (0.0872664625997165) translate (2.278cm 4.297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svg:x="13.591cm" svg:y="4.2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1" draw:layer="layout" svg:x1="1.552cm" svg:y1="4.975cm" svg:x2="17.873cm" svg:y2="3.547cm">
          <text:p/>
        </draw:line>
        <draw:custom-shape draw:style-name="gr5" draw:text-style-name="P1" draw:layer="layout" svg:width="1.27cm" svg:height="1.27cm" svg:x="2.288cm" svg:y="4.22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018cm" svg:height="0.729cm" svg:x="0.127cm" svg:y="0.427cm">
          <draw:text-box>
            <text:p text:style-name="P2"><text:span text:style-name="T1">(a)</text:span></text:p>
          </draw:text-box>
        </draw:frame>
        <draw:frame draw:style-name="gr6" draw:text-style-name="P2" draw:layer="layout" svg:width="1.04cm" svg:height="0.729cm" svg:x="0.127cm" svg:y="4.653cm">
          <draw:text-box>
            <text:p text:style-name="P2"><text:span text:style-name="T1">(b)</text:span></text:p>
          </draw:text-box>
        </draw:frame>
        <draw:frame draw:style-name="gr6" draw:text-style-name="P2" draw:layer="layout" svg:width="1.018cm" svg:height="0.729cm" svg:x="0.127cm" svg:y="8.103cm">
          <draw:text-box>
            <text:p text:style-name="P2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34cm" fo:page-height="9.8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6-19T09:31:48.831812234</meta:creation-date>
    <dc:date>2014-07-25T12:51:44.769253492</dc:date>
    <dc:creator>helio </dc:creator>
    <meta:editing-duration>PT7M23S</meta:editing-duration>
    <meta:editing-cycles>4</meta:editing-cycles>
    <meta:generator>LibreOffice/4.2.4.2$Linux_x86 LibreOffice_project/420m0$Build-2</meta:generator>
    <meta:document-statistic meta:object-count="14"/>
  </office:meta>
</office:document-meta>
</file>